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/>
  </office:automatic-styles>
  <office:body>
    <office:spreadsheet>
      <table:calculation-settings table:case-sensitive="false"/>
      <table:table table:name="z22-201" table:style-name="ta1">
        <table:table-column table:style-name="co1" table:number-columns-repeated="3" table:default-cell-style-name="ce7"/>
        <table:table-column table:style-name="co2" table:number-columns-repeated="16381" table:default-cell-style-name="ce7"/>
        <table:table-row table:style-name="ro1">
          <table:table-cell table:style-name="ce5" office:value-type="string" calcext:value-type="string">
            <text:p>ID процесса B</text:p>
          </table:table-cell>
          <table:table-cell table:style-name="ce5" office:value-type="string" calcext:value-type="string">
            <text:p>Время выполнения процесса B (мс)</text:p>
          </table:table-cell>
          <table:table-cell table:style-name="ce5" office:value-type="string" calcext:value-type="string">
            <text:p>ID процесса (ов) A</text:p>
          </table:table-cell>
          <table:table-cell table:number-columns-repeated="16381"/>
        </table:table-row>
        <table:table-row table:style-name="ro2"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6381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3;17;4</text:p>
          </table:table-cell>
          <table:table-cell table:number-columns-repeated="1638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9;4;8</text:p>
          </table:table-cell>
          <table:table-cell table:number-columns-repeated="16381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8;16</text:p>
          </table:table-cell>
          <table:table-cell table:number-columns-repeated="16381"/>
        </table:table-row>
        <table:table-row table:style-name="ro2"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;14</text:p>
          </table:table-cell>
          <table:table-cell table:number-columns-repeated="16381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4;21</text:p>
          </table:table-cell>
          <table:table-cell table:number-columns-repeated="16381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1;7</text:p>
          </table:table-cell>
          <table:table-cell table:number-columns-repeated="16381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381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9;16;7</text:p>
          </table:table-cell>
          <table:table-cell table:number-columns-repeated="16381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25;17;12</text:p>
          </table:table-cell>
          <table:table-cell table:number-columns-repeated="16381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3;12</text:p>
          </table:table-cell>
          <table:table-cell table:number-columns-repeated="16381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6381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16381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23;16;21</text:p>
          </table:table-cell>
          <table:table-cell table:number-columns-repeated="16381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6;12</text:p>
          </table:table-cell>
          <table:table-cell table:number-columns-repeated="16381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7;16</text:p>
          </table:table-cell>
          <table:table-cell table:number-columns-repeated="16381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16381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6;14;3</text:p>
          </table:table-cell>
          <table:table-cell table:number-columns-repeated="16381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6;5;15</text:p>
          </table:table-cell>
          <table:table-cell table:number-columns-repeated="16381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381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Denis M. Ushakov</meta:initial-creator>
    <meta:creation-date>2025-07-12T17:35:24Z</meta:creation-date>
    <dc:date>2025-11-18T17:19:38.941264400</dc:date>
    <meta:editing-duration>PT19S</meta:editing-duration>
    <meta:editing-cycles>1</meta:editing-cycles>
    <meta:document-statistic meta:table-count="1" meta:cell-count="78" meta:object-count="0"/>
  </office:meta>
</office:document-meta>
</file>